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Emanuel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20, 1894</text:p>
      <text:p text:style-name="P5">Month<text:tab/><text:tab/><text:tab/><text:tab/><text:tab/><text:tab/>Febr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Minneapolis</text:p>
      <text:p text:style-name="P5">State<text:tab/><text:tab/><text:tab/><text:tab/><text:tab/><text:tab/>MN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Minneapolis/</text:p>
      <text:p text:style-name="P2">Febr'y 20th 1894/</text:p>
      <text:p text:style-name="P3">My dear Mr Morais,/</text:p>
      <text:p text:style-name="P3"><text:tab/>Leon left us about a/ week ago, and (as we judge from/ his letters) appears to be hopeful/ and encouraged to lead a better/ life. <text:s/>I think you did well to/ let him come here. <text:s/>He gave us/ no trouble whatever and was very/ grateful. <text:s/>The determination/ of the question whether he should/</text:p>
      <text:p text:style-name="P3"/>
      <text:p text:style-name="P3">[Page 2]</text:p>
      <text:p text:style-name="P3">go back to Kansas City was/ difficult, but after reflection we/ thought it best that he should/ return and build himself up where/ he had done wrong, rather than/ <text:span text:style-name="T2">have</text:span> begin a new in a strange place/ with the feeling that he had/ left a bad name in Kansas/ City. <text:s/>Our purpose was to help/ him begin again in the right way/ rather than to punish for any/ wrong we thought he had done./</text:p>
      <text:p text:style-name="P3"/>
      <text:p text:style-name="P3"><text:soft-page-break/>[Page 3]</text:p>
      <text:p text:style-name="P3"><text:tab/>I think the plan will be success-/ful and that none of us will/ regret giving him another chance./ <text:s/>He is not bad, but easily discour-/aged and apt to act without/ consideration. <text:s/>He has had a/ severe lesson, and a useful one./ <text:s/>Unless I am entirely mistaken in/ my judgment, he will not give you/ any more trouble./</text:p>
      <text:p text:style-name="P3"><text:tab/>We figured that he needed $500/ of this you sent Nina for him $100/ You sent him in Chicago 42/ making 142/ and leaving $358/</text:p>
      <text:p text:style-name="P3"/>
      <text:p text:style-name="P3">[Page 4]</text:p>
      <text:p text:style-name="P3">for the payment of his debts and for/ keeping him a few weeks in Kansas/ City until he gets employment/ The amount to be sent me was $358/ You sent 385/ Leaving to your credit $27/ for which I enclose N. Y. dft./</text:p>
      <text:p text:style-name="P3">Leon understood that the $500/ constituted an advancement of his/ share. <text:s/>He gave a note and was/ entirely satisfied with the arrange/ment. <text:s/>I made the note on demand/ and had it draw interest at 3 per-/cent, so that he should know/</text:p>
      <text:p text:style-name="P3"/>
      <text:p text:style-name="P3">[Page 5]</text:p>
      <text:p text:style-name="P3">that the sum was merely a loan and/ should draw a small rate of interest./ <text:s/>This also was satisfactory--I/ enclose the note./</text:p>
      <text:p text:style-name="P3">Since in your will you have given Leon $1000/ absolutely, I have drawn a codicil/ providing that he shall get only/ so much of $1000 as he has not/ already received. <text:s/>If the codicil/ meets your approval, please sign/ it as indicated in pencil. <text:s/>Be/ good enough to observe the/</text:p>
      <text:p text:style-name="P3"/>
      <text:p text:style-name="P3">[Page 6]</text:p>
      <text:p text:style-name="P3">following formalities./</text:p>
      <text:p text:style-name="P3">1. Sign it in presence of the two/ witnesses/</text:p>
      <text:p text:style-name="P3">2. Tell the witnesses that the paper/ is a codicil or addition to your/ will./</text:p>
      <text:p text:style-name="P3">3. Let the two witnesses sign in/ the <text:span text:style-name="T3">presence</text:span><text:span text:style-name="T4"> of </text:span><text:span text:style-name="T3">each other</text:span><text:span text:style-name="T4"> and in/ </text:span><text:span text:style-name="T3">your presence</text:span><text:span text:style-name="T4">/</text:span></text:p>
      <text:p text:style-name="P3"><text:span text:style-name="T4">4. Be sure to insert the date./</text:span></text:p>
      <text:p text:style-name="P3"><text:span text:style-name="T4">When the paper is signed, I will/ put it with the main will, if you/ will return it to me./</text:span></text:p>
      <text:p text:style-name="P3"><text:span text:style-name="T4"/></text:p>
      <text:p text:style-name="P3"><text:span text:style-name="T4">[Page 7]</text:span></text:p>
      <text:p text:style-name="P3"><text:span text:style-name="T4"><text:tab/>We have been discussing during/ the week a notion of Nina's that I/ go to Rome &amp; through Southern/ Europe with Dr Hoegh on a trip/ lasting about two months. <text:s/>If I/ go Nina will make you a long/ visit. <text:s/>The steamer sails on March/ 10th. <text:s/>I shall decide today/ whether I go or not &amp; Nina will/ send you details./</text:span></text:p>
      <text:p text:style-name="P3"><text:span text:style-name="T4"><text:tab/>With love to Esther &amp; Miriam and/ the rest./ <text:s/>I am/ Yours as ever/ Emanue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3:54:24.72</meta:creation-date>
    <meta:document-statistic meta:table-count="0" meta:image-count="0" meta:object-count="0" meta:page-count="3" meta:paragraph-count="86" meta:word-count="697" meta:character-count="4068"/>
    <dc:date>2011-12-20T14:06:43.55</dc:date>
    <dc:creator>Penn Libraries</dc:creator>
    <meta:editing-duration>PT00H12M18S</meta:editing-duration>
    <meta:editing-cycles>1</meta:editing-cycles>
    <meta:generator>OpenOffice.org/3.2$Win32 OpenOffice.org_project/320m12$Build-9483</meta:generator>
  </office:meta>
</office:document-meta>
</file>